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Roboto Slab" svg:font-family="'Roboto Slab'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Roboto Slab1" svg:font-family="'Roboto Slab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20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Big_20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027cm" style:use-optimal-column-width="false"/>
    </style:style>
    <style:style style:name="ro1" style:family="table-row">
      <style:table-row-properties style:row-height="1.667cm"/>
    </style:style>
    <style:style style:name="ro2" style:family="table-row">
      <style:table-row-properties style:row-height="1.08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3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7" style:family="text">
      <style:text-properties fo:font-variant="normal" fo:text-transform="none" fo:color="#f3f3f3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8" style:family="text">
      <style:text-properties fo:font-variant="normal" fo:text-transform="none" fo:color="#f3f3f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8bc34a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9.5pt" fo:letter-spacing="normal" fo:font-style="normal" style:text-underline-style="none" fo:font-weight="normal" style:font-name-asian="Arial1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1" style:family="text">
      <style:text-properties fo:font-variant="normal" fo:text-transform="none" fo:color="#8bc34a" style:text-line-through-style="none" style:text-line-through-type="none" style:text-position="0% 100%" style:font-name="Roboto Slab" fo:font-size="130pt" fo:letter-spacing="normal" fo:font-style="normal" style:text-underline-style="none" fo:font-weight="normal" style:font-name-asian="Roboto Slab" style:font-size-asian="130pt" style:font-style-asian="normal" style:font-weight-asian="normal" style:font-name-complex="Roboto Slab" style:font-size-complex="1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Roboto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3" presentation:style-name="pr1" draw:text-style-name="P2" draw:layer="layout" svg:width="16.064cm" svg:height="4.047cm" svg:x="4.668cm" svg:y="2.856cm" presentation:class="title" presentation:user-transformed="true">
          <draw:text-box>
            <text:p text:style-name="P1"><text:span text:style-name="T1">Trabalho 2 de SO1</text:span><text:span text:style-name="T1"><text:line-break/></text:span><text:span text:style-name="T1">Bag of Tasks</text:span></text:p>
          </draw:text-box>
        </draw:frame>
        <draw:frame draw:name="Shape 64" presentation:style-name="pr2" draw:text-style-name="P3" draw:layer="layout" svg:width="16.454cm" svg:height="3.824cm" svg:x="4.668cm" svg:y="8.093cm" presentation:class="subtitle" presentation:user-transformed="true">
          <draw:text-box>
            <text:p text:style-name="P1"><text:span text:style-name="T2">Integrantes: Breno Brandão, Bruno Fontes, Ingryd Moura e </text:span><text:span text:style-name="T2"><text:line-break/></text:span><text:span text:style-name="T2">Leonidia Barreto.</text:span></text:p>
          </draw:text-box>
        </draw:frame>
        <presentation:notes draw:style-name="dp2">
          <draw:page-thumbnail draw:name="Shape 60" draw:style-name="gr1" draw:layer="layout" svg:width="16.933cm" svg:height="9.524cm" svg:x="1.059cm" svg:y="1.905cm" draw:page-number="1" presentation:class="page"/>
          <draw:frame draw:name="Shape 6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a Sacola de Tarefas " draw:style-name="dp1" draw:master-page-name="Title_20_and_20_body" presentation:presentation-page-layout-name="AL2T1">
        <draw:frame draw:name="Shape 69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Sobre a Sacola de Tarefas </text:span></text:p>
          </draw:text-box>
        </draw:frame>
        <draw:frame draw:name="Shape 70" presentation:style-name="pr5" draw:text-style-name="P8" draw:layer="layout" svg:width="23.244cm" svg:height="8.552cm" svg:x="1.078cm" svg:y="4.138cm" presentation:class="outline" presentation:user-transformed="true">
          <draw:text-box>
            <text:p text:style-name="P7"><text:span text:style-name="T4">É centrado na distribuição de tarefas independentes entre trabalhadores e é realizado por threads ou processos . </text:span></text:p>
            <text:p text:style-name="P7"><text:span text:style-name="T4">Na sacola de tarefas um processo principal adiciona as tarefas na “sacola” de onde outros trabalhadores retiram uma tarefa por vez, a processa e retorna o resultado parcial à sacola. Por fim, o processo principal pega os resultados parciais e monta o resultado final.</text:span></text:p>
            <text:p text:style-name="P7"><text:span text:style-name="T4"/></text:p>
          </draw:text-box>
        </draw:frame>
        <presentation:notes draw:style-name="dp2">
          <draw:page-thumbnail draw:name="Shape 66" draw:style-name="gr1" draw:layer="layout" svg:width="16.932cm" svg:height="9.524cm" svg:x="1.059cm" svg:y="1.905cm" draw:page-number="2" presentation:class="page"/>
          <draw:frame draw:name="Shape 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" draw:style-name="dp1" draw:master-page-name="Title_20_and_20_body" presentation:presentation-page-layout-name="AL2T1">
        <draw:frame draw:name="Shape 75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Implementação</text:span></text:p>
          </draw:text-box>
        </draw:frame>
        <draw:frame draw:name="Shape 76" presentation:style-name="pr5" draw:text-style-name="P8" draw:layer="layout" svg:width="23.244cm" svg:height="8.552cm" svg:x="1.078cm" svg:y="4.138cm" presentation:class="outline" presentation:user-transformed="true">
          <draw:text-box>
            <text:p text:style-name="P7"><text:span text:style-name="T4">A implementação foi feita utilizando o uso de semáforos e criando uma região crítica para que o recurso compartilhado não exceda concorrentemente por mais de uma linha de execução.</text:span></text:p>
            <text:p text:style-name="P7"><text:span text:style-name="T4">Como as tarefas são divididas entre os trabalhadores?</text:span></text:p>
            <text:list text:style-name="L4">
              <text:list-item>
                <text:p text:style-name="P5"><text:span text:style-name="T5">A imagem foi dividida em faixas.</text:span></text:p>
              </text:list-item>
              <text:list-item>
                <text:p text:style-name="P5"><text:span text:style-name="T5">Por ser feito em </text:span><text:span text:style-name="T6">threads</text:span><text:span text:style-name="T5">, o endereço de acesso de cada trabalhador na memória é o mesmo.</text:span></text:p>
              </text:list-item>
              <text:list-item>
                <text:p text:style-name="P5"><text:span text:style-name="T5">Os trabalhadores, ao alterar diretamente a imagem, usam </text:span><text:span text:style-name="T6">mutex</text:span><text:span text:style-name="T5"> para impedir que outros trabalhadores alterem a imagem ao mesmo tempo.</text:span></text:p>
              </text:list-item>
              <text:list-item>
                <text:p text:style-name="P7"><text:span text:style-name="T5">Ao final, há </text:span><text:span text:style-name="T6">join</text:span><text:span text:style-name="T5"> das </text:span><text:span text:style-name="T6">threads</text:span><text:span text:style-name="T5"> e a imagem final é salva.</text:span></text:p>
              </text:list-item>
            </text:list>
          </draw:text-box>
        </draw:frame>
        <presentation:notes draw:style-name="dp2">
          <draw:page-thumbnail draw:name="Shape 72" draw:style-name="gr1" draw:layer="layout" svg:width="16.932cm" svg:height="9.524cm" svg:x="1.059cm" svg:y="1.905cm" draw:page-number="3" presentation:class="page"/>
          <draw:frame draw:name="Shape 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cipação dos membros" draw:style-name="dp1" draw:master-page-name="Title_20_and_20_body" presentation:presentation-page-layout-name="AL2T1">
        <draw:frame draw:name="Shape 81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Participação dos membros</text:span></text:p>
          </draw:text-box>
        </draw:frame>
        <draw:frame draw:name="Shape 82" presentation:style-name="pr5" draw:text-style-name="P8" draw:layer="layout" svg:width="23.244cm" svg:height="8.552cm" svg:x="1.078cm" svg:y="4.138cm" presentation:class="outline" presentation:user-transformed="true">
          <draw:text-box>
            <text:p text:style-name="P7"><text:span text:style-name="T4">Breno - Responsável pela implementação e controle do código.</text:span></text:p>
            <text:p text:style-name="P7"><text:span text:style-name="T4">Bruno - Responsável por pesquisar por recursos de programação paralela e sincronismo, para resolver o problema.</text:span></text:p>
            <text:p text:style-name="P7"><text:span text:style-name="T4">Ingryd - Responsável na criação de slides e na pesquisa por recursos de programação paralela e sincronismo.</text:span></text:p>
            <text:p text:style-name="P7"><text:span text:style-name="T4">Leonídia - Responsável por padrão de qualidade, testes e medidas. </text:span></text:p>
          </draw:text-box>
        </draw:frame>
        <presentation:notes draw:style-name="dp2">
          <draw:page-thumbnail draw:name="Shape 78" draw:style-name="gr1" draw:layer="layout" svg:width="16.932cm" svg:height="9.524cm" svg:x="1.059cm" svg:y="1.905cm" draw:page-number="4" presentation:class="page"/>
          <draw:frame draw:name="Shape 7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s de Execução" draw:style-name="dp1" draw:master-page-name="Title_20_and_20_body" presentation:presentation-page-layout-name="AL2T1">
        <draw:frame draw:name="Shape 87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Tempos de Execução</text:span></text:p>
          </draw:text-box>
        </draw:frame>
        <draw:frame draw:name="Shape 88" draw:style-name="standard" draw:layer="layout" svg:width="20.107cm" svg:height="10.362cm" svg:x="3.069cm" svg:y="3.87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7">nº de Trabalhadores</text:span></text:p>
              </table:table-cell>
              <table:table-cell>
                <text:p text:style-name="P1"><text:span text:style-name="T7">Tempo de Execução</text:span></text:p>
              </table:table-cell>
              <table:table-cell>
                <text:p text:style-name="P1"><text:span text:style-name="T7">nº de Trabalhadores</text:span></text:p>
              </table:table-cell>
              <table:table-cell>
                <text:p text:style-name="P1"><text:span text:style-name="T7">Tempo de Execução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1</text:span></text:p>
              </table:table-cell>
              <table:table-cell>
                <text:p text:style-name="P1"><text:span text:style-name="T8">16s</text:span></text:p>
              </table:table-cell>
              <table:table-cell>
                <text:p text:style-name="P1"><text:span text:style-name="T8">9</text:span></text:p>
              </table:table-cell>
              <table:table-cell>
                <text:p text:style-name="P1"><text:span text:style-name="T8">6,95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2</text:span></text:p>
              </table:table-cell>
              <table:table-cell>
                <text:p text:style-name="P1"><text:span text:style-name="T8">11,91s</text:span></text:p>
              </table:table-cell>
              <table:table-cell>
                <text:p text:style-name="P1"><text:span text:style-name="T8">10</text:span></text:p>
              </table:table-cell>
              <table:table-cell>
                <text:p text:style-name="P1"><text:span text:style-name="T8">6,93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3</text:span></text:p>
              </table:table-cell>
              <table:table-cell>
                <text:p text:style-name="P1"><text:span text:style-name="T8">8,79s</text:span></text:p>
              </table:table-cell>
              <table:table-cell>
                <text:p text:style-name="P1"><text:span text:style-name="T8">11</text:span></text:p>
              </table:table-cell>
              <table:table-cell>
                <text:p text:style-name="P1"><text:span text:style-name="T8">6,83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4</text:span></text:p>
              </table:table-cell>
              <table:table-cell>
                <text:p text:style-name="P1"><text:span text:style-name="T8">7,73s</text:span></text:p>
              </table:table-cell>
              <table:table-cell>
                <text:p text:style-name="P1"><text:span text:style-name="T8">12</text:span></text:p>
              </table:table-cell>
              <table:table-cell>
                <text:p text:style-name="P1"><text:span text:style-name="T8">6,75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5</text:span></text:p>
              </table:table-cell>
              <table:table-cell>
                <text:p text:style-name="P1"><text:span text:style-name="T8">7,53s</text:span></text:p>
              </table:table-cell>
              <table:table-cell>
                <text:p text:style-name="P1"><text:span text:style-name="T8">13</text:span></text:p>
              </table:table-cell>
              <table:table-cell>
                <text:p text:style-name="P1"><text:span text:style-name="T8">6,72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6</text:span></text:p>
              </table:table-cell>
              <table:table-cell>
                <text:p text:style-name="P1"><text:span text:style-name="T8">7,17s</text:span></text:p>
              </table:table-cell>
              <table:table-cell>
                <text:p text:style-name="P1"><text:span text:style-name="T8">14</text:span></text:p>
              </table:table-cell>
              <table:table-cell>
                <text:p text:style-name="P1"><text:span text:style-name="T8">6,70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7</text:span></text:p>
              </table:table-cell>
              <table:table-cell>
                <text:p text:style-name="P1"><text:span text:style-name="T8">7,08s</text:span></text:p>
              </table:table-cell>
              <table:table-cell>
                <text:p text:style-name="P1"><text:span text:style-name="T8">15</text:span></text:p>
              </table:table-cell>
              <table:table-cell>
                <text:p text:style-name="P1"><text:span text:style-name="T8">6,58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8</text:span></text:p>
              </table:table-cell>
              <table:table-cell>
                <text:p text:style-name="P1"><text:span text:style-name="T8">7s</text:span></text:p>
              </table:table-cell>
              <table:table-cell>
                <text:p text:style-name="P1"><text:span text:style-name="T8">16</text:span></text:p>
              </table:table-cell>
              <table:table-cell>
                <text:p text:style-name="P1"><text:span text:style-name="T8">6,50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84" draw:style-name="gr1" draw:layer="layout" svg:width="16.932cm" svg:height="9.524cm" svg:x="1.059cm" svg:y="1.905cm" draw:page-number="5" presentation:class="page"/>
          <draw:frame draw:name="Shape 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a" draw:style-name="dp1" draw:master-page-name="Title_20_and_20_body" presentation:presentation-page-layout-name="AL2T1">
        <draw:frame draw:name="Shape 93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Bibliografia</text:span></text:p>
          </draw:text-box>
        </draw:frame>
        <draw:frame draw:name="Shape 94" presentation:style-name="pr5" draw:text-style-name="P8" draw:layer="layout" svg:width="23.244cm" svg:height="8.552cm" svg:x="1.078cm" svg:y="4.138cm" presentation:class="outline" presentation:user-transformed="true">
          <draw:text-box>
            <text:list text:style-name="L6">
              <text:list-item>
                <text:p text:style-name="P5"><text:span text:style-name="T9"><text:a xlink:href="https://books.google.com.br/books?id=iq6uqLNkbwEC&amp;pg=PA65&amp;lpg=PA65&amp;dq=ray+tracing+bag+of+tasks&amp;source=bl&amp;ots=TBxU193mcS&amp;sig=c4pxf_T4rXldZqSa_4AqwL393V8&amp;hl=pt-BR&amp;sa=X&amp;ved=0ahUKEwi1n6G03rHXAhWKgJAKHawNAosQ6AEIPzAH#v=onepage&amp;q=ray%20tracing%20bag%20of%20tasks&amp;f=false" xlink:type="simple">https://books.google.com.br/books?id=iq6uqLNkbwEC&amp;pg=PA65&amp;lpg=PA65&amp;dq=ray+tracing+bag+of+tasks&amp;source=bl&amp;ots=TBxU193mcS&amp;sig=c4pxf_T4rXldZqSa_4AqwL393V8&amp;hl=pt-BR&amp;sa=X&amp;ved=0ahUKEwi1n6G03rHXAhWKgJAKHawNAosQ6AEIPzAH#v=onepage&amp;q=ray%20tracing%20bag%20of%20tasks&amp;f=false</text:a></text:span></text:p>
              </text:list-item>
              <text:list-item>
                <text:p text:style-name="P5"><text:span text:style-name="T9"><text:a xlink:href="http://161.111.227.80/compbio/material/programacion_rocks/pics/paral_tareas.pdf" xlink:type="simple">http://161.111.227.80/compbio/material/programacion_rocks/pics/paral_tareas.pdf</text:a></text:span></text:p>
              </text:list-item>
              <text:list-item>
                <text:p text:style-name="P7"><text:span text:style-name="T7">https://www2.cs.arizona.edu/~greg/mpdbook/lectures/lec09.html</text:span></text:p>
              </text:list-item>
            </text:list>
            <text:p text:style-name="P7"><text:span text:style-name="T10"/></text:p>
          </draw:text-box>
        </draw:frame>
        <presentation:notes draw:style-name="dp2">
          <draw:page-thumbnail draw:name="Shape 90" draw:style-name="gr1" draw:layer="layout" svg:width="16.932cm" svg:height="9.524cm" svg:x="1.059cm" svg:y="1.905cm" draw:page-number="6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" draw:style-name="dp1" draw:master-page-name="Big_20_number">
        <draw:frame draw:name="Shape 99" presentation:style-name="pr7" draw:text-style-name="P9" draw:layer="layout" svg:width="23.244cm" svg:height="4.272cm" svg:x="1.078cm" svg:y="3.201cm" presentation:class="title" presentation:user-transformed="true">
          <draw:text-box>
            <text:p text:style-name="P1"><text:span text:style-name="T11">Fim</text:span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7" presentation:class="page"/>
          <draw:frame draw:name="Shape 9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Roboto Slab" svg:font-family="'Roboto Slab'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Roboto Slab1" svg:font-family="'Roboto Slab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517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00517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00517c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039be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ig_20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Big_20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39be5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svg:viewBox="0 0 1081625 1124950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svg:viewBox="0 0 1081625 1124950" draw:type="ooxml-non-primitive" draw:enhanced-path="M 0 44998 L 0 0 43265 0 N"/>
      </draw:custom-shape>
      <draw:custom-shape draw:name="Shape 1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6.064cm" svg:height="4.047cm" svg:x="4.668cm" svg:y="3.303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1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Shape 22" presentation:style-name="Mpr5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3" presentation:style-name="Title_20_and_20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Shape 24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1">
      <draw:custom-shape draw:name="Shape 53" draw:style-name="Mgr5" draw:text-style-name="MP10" draw:layer="backgroundobjects" svg:width="25.398cm" svg:height="0.184cm" svg:x="0cm" svg:y="14.102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4" presentation:style-name="Mpr9" draw:text-style-name="MP11" draw:layer="backgroundobjects" svg:width="23.244cm" svg:height="4.272cm" svg:x="1.078cm" svg:y="3.201cm" presentation:class="title" presentation:user-transformed="true">
        <draw:text-box>
          <text:p/>
        </draw:text-box>
      </draw:frame>
      <draw:frame draw:name="Shape 55" presentation:style-name="Big_20_number-outline1" draw:layer="backgroundobjects" svg:width="23.244cm" svg:height="2.976cm" svg:x="1.078cm" svg:y="8.11cm" presentation:class="outline" presentation:placeholder="true" presentation:user-transformed="true">
        <draw:text-box/>
      </draw:frame>
      <draw:frame draw:name="Shape 56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ig_20_number-title" draw:layer="backgroundobjects" svg:width="16.931cm" svg:height="9.524cm" svg:x="1.059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5.1.0.3$Linux_X86_64 LibreOffice_project/</meta:generator>
  </office:meta>
</office:document-meta>
</file>